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P54" style:family="paragraph" style:parent-style-name="Standard">
      <style:paragraph-properties fo:break-before="auto" fo:text-indent="0cm" fo:line-height="115%" fo:margin-left="0cm" style:writing-mode="lr-tb"/>
    </style:style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P56" style:family="paragraph" style:parent-style-name="Standard">
      <style:paragraph-properties fo:break-before="auto" fo:text-indent="0cm" fo:line-height="115%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fo:text-indent="0cm" fo:line-height="115%" fo:margin-left="0cm" style:writing-mode="lr-tb"/>
    </style:style>
    <style:style style:name="P63" style:family="paragraph" style:parent-style-name="Standard">
      <style:paragraph-properties fo:break-before="auto" fo:text-indent="0cm" fo:line-height="115%" fo:margin-lef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P64" style:family="paragraph" style:parent-style-name="Standard">
      <style:paragraph-properties fo:break-before="auto" fo:text-indent="0cm" fo:line-height="115%" fo:margin-left="0cm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P77" style:family="paragraph" style:parent-style-name="Standard">
      <style:paragraph-properties fo:break-before="auto" fo:text-indent="0cm" fo:line-height="115%" fo:margin-left="0cm" style:writing-mode="lr-tb"/>
    </style:style>
    <style:style style:name="P78" style:family="paragraph" style:parent-style-name="Standard">
      <style:paragraph-properties fo:break-before="auto" fo:text-indent="0cm" fo:line-height="115%" fo:margin-lef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P89" style:family="paragraph" style:parent-style-name="Standard">
      <style:paragraph-properties fo:break-before="auto" fo:text-indent="0cm" fo:line-height="115%" fo:margin-lef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</office:automatic-styles>
  <office:body>
    <office:text>
      <text:p text:style-name="P1"><text:span text:style-name="T1_1">Transport</text:span><text:span text:style-name="T1_2">.</text:span><text:span text:style-name="T1_3">owl</text:span><text:span text:style-name="T1_4"><text:s/></text:span><text:span text:style-name="T1_5">là</text:span><text:span text:style-name="T1_6"><text:s/></text:span><text:span text:style-name="T1_7">một</text:span><text:span text:style-name="T1_8"><text:s/></text:span><text:span text:style-name="T1_9">ontology</text:span><text:span text:style-name="T1_10"><text:s/></text:span><text:span text:style-name="T1_11">do</text:span><text:span text:style-name="T1_12"><text:s/></text:span><text:span text:style-name="T1_13">nhóm</text:span><text:span text:style-name="T1_14"><text:s/></text:span><text:span text:style-name="T1_15">tự</text:span><text:span text:style-name="T1_16"><text:s/></text:span><text:span text:style-name="T1_17">xây</text:span><text:span text:style-name="T1_18"><text:s/></text:span><text:span text:style-name="T1_19">dựng</text:span><text:span text:style-name="T1_20"><text:s/></text:span><text:span text:style-name="T1_21">nên</text:span><text:span text:style-name="T1_22">,<text:s/></text:span><text:span text:style-name="T1_23">đối</text:span><text:span text:style-name="T1_24"><text:s/></text:span><text:span text:style-name="T1_25">tượng</text:span><text:span text:style-name="T1_26"><text:s/></text:span><text:span text:style-name="T1_27">chủ</text:span><text:span text:style-name="T1_28"><text:s/></text:span><text:span text:style-name="T1_29">yếu</text:span><text:span text:style-name="T1_30"><text:s/></text:span><text:span text:style-name="T1_31">là</text:span><text:span text:style-name="T1_32"><text:s/></text:span><text:span text:style-name="T1_33">các</text:span><text:span text:style-name="T1_34"><text:s/></text:span><text:span text:style-name="T1_35">phương</text:span><text:span text:style-name="T1_36"><text:s/></text:span><text:span text:style-name="T1_37">tiện</text:span><text:span text:style-name="T1_38"><text:s/></text:span><text:span text:style-name="T1_39">giao</text:span><text:span text:style-name="T1_40"><text:s/></text:span><text:span text:style-name="T1_41">thông</text:span><text:span text:style-name="T1_42"><text:s/></text:span><text:span text:style-name="T1_43">đường</text:span><text:span text:style-name="T1_44"><text:s/></text:span><text:span text:style-name="T1_45">bộ</text:span><text:span text:style-name="T1_46">,<text:s/></text:span><text:span text:style-name="T1_47">đường</text:span><text:span text:style-name="T1_48"><text:s/></text:span><text:span text:style-name="T1_49">thuỷ</text:span><text:span text:style-name="T1_50">,<text:s/></text:span><text:span text:style-name="T1_51">đường</text:span><text:span text:style-name="T1_52"><text:s/></text:span><text:span text:style-name="T1_53">hàng</text:span><text:span text:style-name="T1_54"><text:s/></text:span><text:span text:style-name="T1_55">không</text:span><text:span text:style-name="T1_56">,<text:s/></text:span><text:span text:style-name="T1_57">bên</text:span><text:span text:style-name="T1_58"><text:s/></text:span><text:span text:style-name="T1_59">cạnh</text:span><text:span text:style-name="T1_60"><text:s/></text:span><text:span text:style-name="T1_61">đó</text:span><text:span text:style-name="T1_62"><text:s/></text:span><text:span text:style-name="T1_63">là</text:span><text:span text:style-name="T1_64"><text:s/></text:span><text:span text:style-name="T1_65">các</text:span><text:span text:style-name="T1_66"><text:s/></text:span><text:span text:style-name="T1_67">bộ</text:span><text:span text:style-name="T1_68"><text:s/></text:span><text:span text:style-name="T1_69">phận</text:span><text:span text:style-name="T1_70"><text:s/></text:span><text:span text:style-name="T1_71">của</text:span><text:span text:style-name="T1_72"><text:s/></text:span><text:span text:style-name="T1_73">phương</text:span><text:span text:style-name="T1_74"><text:s/></text:span><text:span text:style-name="T1_75">tiện</text:span><text:span text:style-name="T1_76"><text:s/></text:span><text:span text:style-name="T1_77">như</text:span><text:span text:style-name="T1_78"><text:s/></text:span><text:span text:style-name="T1_79">động</text:span><text:span text:style-name="T1_80"><text:s/></text:span><text:span text:style-name="T1_81">cơ</text:span><text:span text:style-name="T1_82">,<text:s/></text:span><text:span text:style-name="T1_83">hệ</text:span><text:span text:style-name="T1_84"><text:s/></text:span><text:span text:style-name="T1_85">thống</text:span><text:span text:style-name="T1_86"><text:s/></text:span><text:span text:style-name="T1_87">rô</text:span><text:span text:style-name="T1_88">-</text:span><text:span text:style-name="T1_89">tơ</text:span><text:span text:style-name="T1_90">,...<text:s/></text:span><text:span text:style-name="T1_91">các</text:span><text:span text:style-name="T1_92"><text:s/></text:span><text:span text:style-name="T1_93">đối</text:span><text:span text:style-name="T1_94"><text:s/></text:span><text:span text:style-name="T1_95">tượng</text:span><text:span text:style-name="T1_96"><text:s/></text:span><text:span text:style-name="T1_97">liên</text:span><text:span text:style-name="T1_98"><text:s/></text:span><text:span text:style-name="T1_99">quan</text:span><text:span text:style-name="T1_100"><text:s/></text:span><text:span text:style-name="T1_101">như</text:span><text:span text:style-name="T1_102"><text:s/></text:span><text:span text:style-name="T1_103">hàng</text:span><text:span text:style-name="T1_104"><text:s/></text:span><text:span text:style-name="T1_105">hoá</text:span><text:span text:style-name="T1_106">,<text:s/></text:span><text:span text:style-name="T1_107">hành</text:span><text:span text:style-name="T1_108"><text:s/></text:span><text:span text:style-name="T1_109">khách</text:span><text:span text:style-name="T1_110">,<text:s/></text:span><text:span text:style-name="T1_111">bộ</text:span><text:span text:style-name="T1_112"><text:s/></text:span><text:span text:style-name="T1_113">phận</text:span><text:span text:style-name="T1_114"><text:s/></text:span><text:span text:style-name="T1_115">của</text:span><text:span text:style-name="T1_116"><text:s/></text:span><text:span text:style-name="T1_117">phương</text:span><text:span text:style-name="T1_118"><text:s/></text:span><text:span text:style-name="T1_119">tiện</text:span><text:span text:style-name="T1_120">,...</text:span></text:p>
      <text:p text:style-name="P2"><text:span text:style-name="T2_1">Ontology</text:span><text:span text:style-name="T2_2"><text:s/></text:span><text:span text:style-name="T2_3">được</text:span><text:span text:style-name="T2_4"><text:s/></text:span><text:span text:style-name="T2_5">xây</text:span><text:span text:style-name="T2_6"><text:s/></text:span><text:span text:style-name="T2_7">dựng</text:span><text:span text:style-name="T2_8"><text:s/></text:span><text:span text:style-name="T2_9">phục</text:span><text:span text:style-name="T2_10"><text:s/></text:span><text:span text:style-name="T2_11">vụ</text:span><text:span text:style-name="T2_12"><text:s/></text:span><text:span text:style-name="T2_13">nhu</text:span><text:span text:style-name="T2_14"><text:s/></text:span><text:span text:style-name="T2_15">cầu</text:span><text:span text:style-name="T2_16"><text:s/></text:span><text:span text:style-name="T2_17">demo</text:span><text:span text:style-name="T2_18"><text:s/></text:span><text:span text:style-name="T2_19">hệ</text:span><text:span text:style-name="T2_20"><text:s/></text:span><text:span text:style-name="T2_21">thống</text:span><text:span text:style-name="T2_22"><text:s/></text:span><text:span text:style-name="T2_23">phân</text:span><text:span text:style-name="T2_24"><text:s/></text:span><text:span text:style-name="T2_25">loại</text:span><text:span text:style-name="T2_26"><text:s/></text:span><text:span text:style-name="T2_27">tự</text:span><text:span text:style-name="T2_28"><text:s/></text:span><text:span text:style-name="T2_29">động</text:span><text:span text:style-name="T2_30">,<text:s/></text:span><text:span text:style-name="T2_31">có</text:span><text:span text:style-name="T2_32"><text:s/></text:span><text:span text:style-name="T2_33">thể</text:span><text:span text:style-name="T2_34"><text:s/></text:span><text:span text:style-name="T2_35">không</text:span><text:span text:style-name="T2_36"><text:s/></text:span><text:span text:style-name="T2_37">bám</text:span><text:span text:style-name="T2_38"><text:s/></text:span><text:span text:style-name="T2_39">sát</text:span><text:span text:style-name="T2_40"><text:s/></text:span><text:span text:style-name="T2_41">theo</text:span><text:span text:style-name="T2_42"><text:s/></text:span><text:span text:style-name="T2_43">đúng</text:span><text:span text:style-name="T2_44"><text:s/></text:span><text:span text:style-name="T2_45">với</text:span><text:span text:style-name="T2_46"><text:s/></text:span><text:span text:style-name="T2_47">thực</text:span><text:span text:style-name="T2_48"><text:s/></text:span><text:span text:style-name="T2_49">tế</text:span><text:span text:style-name="T2_50">.</text:span></text:p>
      <text:p text:style-name="P3"><text:span text:style-name="T3_1">Classes</text:span><text:span text:style-name="T3_2"><text:s/>:</text:span></text:p>
      <text:p text:style-name="P4"><text:span text:style-name="T4_1">Lớp</text:span><text:span text:style-name="T4_2"><text:s/></text:span><text:span text:style-name="T4_3">Thing</text:span><text:span text:style-name="T4_4"><text:s/>(</text:span><text:span text:style-name="T4_5">root</text:span><text:span text:style-name="T4_6">)</text:span></text:p>
      <text:list text:style-name="LS1" xml:id="list0">
        <text:list-item>
          <text:p text:style-name="P5"><text:span text:style-name="T5_1">Lớp</text:span><text:span text:style-name="T5_2"><text:s/></text:span><text:span text:style-name="T5_3">HoverCraft</text:span></text:p>
        </text:list-item>
        <text:list-item>
          <text:p text:style-name="P6"><text:span text:style-name="T6_1">Lớp</text:span><text:span text:style-name="T6_2"><text:s/></text:span><text:span text:style-name="T6_3">Cargo</text:span><text:span text:style-name="T6_4"><text:s/>:<text:s/></text:span><text:span text:style-name="T6_5">hàng</text:span><text:span text:style-name="T6_6"><text:s/></text:span><text:span text:style-name="T6_7">hoá</text:span></text:p>
          <text:list>
            <text:list-item>
              <text:p text:style-name="P7"><text:span text:style-name="T7_1">Lớp</text:span><text:span text:style-name="T7_2"><text:s/></text:span><text:span text:style-name="T7_3">More</text:span><text:span text:style-name="T7_4">_</text:span><text:span text:style-name="T7_5">Cargo</text:span></text:p>
            </text:list-item>
          </text:list>
        </text:list-item>
        <text:list-item>
          <text:p text:style-name="P8"><text:span text:style-name="T8_1">Lớp</text:span><text:span text:style-name="T8_2"><text:s/></text:span><text:span text:style-name="T8_3">Vehicle</text:span><text:span text:style-name="T8_4"><text:s/>:<text:s/></text:span><text:span text:style-name="T8_5">phương</text:span><text:span text:style-name="T8_6"><text:s/></text:span><text:span text:style-name="T8_7">tiện</text:span></text:p>
          <text:list>
            <text:list-item>
              <text:p text:style-name="P9"><text:span text:style-name="T9_1">Lớp</text:span><text:span text:style-name="T9_2"><text:s/></text:span><text:span text:style-name="T9_3">ShipAndVessel</text:span><text:span text:style-name="T9_4"><text:s/>:<text:s/></text:span><text:span text:style-name="T9_5">phương</text:span><text:span text:style-name="T9_6"><text:s/></text:span><text:span text:style-name="T9_7">tiện</text:span><text:span text:style-name="T9_8"><text:s/></text:span><text:span text:style-name="T9_9">đường</text:span><text:span text:style-name="T9_10"><text:s/></text:span><text:span text:style-name="T9_11">thuỷ</text:span></text:p>
              <text:list>
                <text:list-item>
                  <text:p text:style-name="P10"><text:span text:style-name="T10_1">Lớp</text:span><text:span text:style-name="T10_2"><text:s/></text:span><text:span text:style-name="T10_3">Boat</text:span><text:span text:style-name="T10_4"><text:s/>:<text:s/></text:span><text:span text:style-name="T10_5">thuyền</text:span></text:p>
                </text:list-item>
                <text:list-item>
                  <text:p text:style-name="P11"><text:span text:style-name="T11_1">Lớp</text:span><text:span text:style-name="T11_2"><text:s/></text:span><text:span text:style-name="T11_3">Vessel</text:span></text:p>
                </text:list-item>
                <text:list-item>
                  <text:p text:style-name="P12"><text:span text:style-name="T12_1">Lớp</text:span><text:span text:style-name="T12_2"><text:s/></text:span><text:span text:style-name="T12_3">Cruiser</text:span></text:p>
                </text:list-item>
              </text:list>
            </text:list-item>
            <text:list-item>
              <text:p text:style-name="P13"><text:span text:style-name="T13_1">Lớp</text:span><text:span text:style-name="T13_2"><text:s/></text:span><text:span text:style-name="T13_3">Aircraft</text:span><text:span text:style-name="T13_4"><text:s/>:<text:s/></text:span><text:span text:style-name="T13_5">phương</text:span><text:span text:style-name="T13_6"><text:s/></text:span><text:span text:style-name="T13_7">tiện</text:span><text:span text:style-name="T13_8"><text:s/></text:span><text:span text:style-name="T13_9">đường</text:span><text:span text:style-name="T13_10"><text:s/></text:span><text:span text:style-name="T13_11">hàng</text:span><text:span text:style-name="T13_12"><text:s/></text:span><text:span text:style-name="T13_13">không</text:span></text:p>
              <text:list>
                <text:list-item>
                  <text:p text:style-name="P14"><text:span text:style-name="T14_1">Lớp</text:span><text:span text:style-name="T14_2"><text:s/></text:span><text:span text:style-name="T14_3">WingAircraft</text:span><text:span text:style-name="T14_4"><text:s/>:<text:s/></text:span><text:span text:style-name="T14_5">máy</text:span><text:span text:style-name="T14_6"><text:s/></text:span><text:span text:style-name="T14_7">bay</text:span><text:span text:style-name="T14_8"><text:s/></text:span><text:span text:style-name="T14_9">có</text:span><text:span text:style-name="T14_10"><text:s/></text:span><text:span text:style-name="T14_11">cánh</text:span></text:p>
                </text:list-item>
                <text:list-item>
                  <text:p text:style-name="P15"><text:span text:style-name="T15_1">Lớp</text:span><text:span text:style-name="T15_2"><text:s/></text:span><text:span text:style-name="T15_3">Helicopter</text:span><text:span text:style-name="T15_4"><text:s/>:<text:s/></text:span><text:span text:style-name="T15_5">trực</text:span><text:span text:style-name="T15_6"><text:s/></text:span><text:span text:style-name="T15_7">thăng</text:span></text:p>
                </text:list-item>
                <text:list-item>
                  <text:p text:style-name="P16"><text:span text:style-name="T16_1">Lớp</text:span><text:span text:style-name="T16_2"><text:s/></text:span><text:span text:style-name="T16_3">FighterAircraft</text:span><text:span text:style-name="T16_4"><text:s/>:<text:s/></text:span><text:span text:style-name="T16_5">máy</text:span><text:span text:style-name="T16_6"><text:s/></text:span><text:span text:style-name="T16_7">bay</text:span><text:span text:style-name="T16_8"><text:s/></text:span><text:span text:style-name="T16_9">chiến</text:span><text:span text:style-name="T16_10"><text:s/></text:span><text:span text:style-name="T16_11">đấu</text:span></text:p>
                </text:list-item>
                <text:list-item>
                  <text:p text:style-name="P17"><text:span text:style-name="T17_1">Lớp</text:span><text:span text:style-name="T17_2"><text:s/></text:span><text:span text:style-name="T17_3">CargoAircraft</text:span><text:span text:style-name="T17_4"><text:s/>:<text:s/></text:span><text:span text:style-name="T17_5">máy</text:span><text:span text:style-name="T17_6"><text:s/></text:span><text:span text:style-name="T17_7">bay</text:span><text:span text:style-name="T17_8"><text:s/></text:span><text:span text:style-name="T17_9">chở</text:span><text:span text:style-name="T17_10"><text:s/></text:span><text:span text:style-name="T17_11">hàng</text:span></text:p>
                </text:list-item>
                <text:list-item>
                  <text:p text:style-name="P18"><text:span text:style-name="T18_1">Lớp</text:span><text:span text:style-name="T18_2"><text:s/></text:span><text:span text:style-name="T18_3">PassengerAircraft</text:span><text:span text:style-name="T18_4"><text:s/>:<text:s/></text:span><text:span text:style-name="T18_5">máy</text:span><text:span text:style-name="T18_6"><text:s/></text:span><text:span text:style-name="T18_7">bay</text:span><text:span text:style-name="T18_8"><text:s/></text:span><text:span text:style-name="T18_9">chở</text:span><text:span text:style-name="T18_10"><text:s/></text:span><text:span text:style-name="T18_11">khách</text:span></text:p>
                  <text:list>
                    <text:list-item>
                      <text:p text:style-name="P19"><text:span text:style-name="T19_1">Lớp</text:span><text:span text:style-name="T19_2"><text:s/></text:span><text:span text:style-name="T19_3">NarrowBody</text:span><text:span text:style-name="T19_4"><text:s/>:<text:s/></text:span><text:span text:style-name="T19_5">máy</text:span><text:span text:style-name="T19_6"><text:s/></text:span><text:span text:style-name="T19_7">bay</text:span><text:span text:style-name="T19_8"><text:s/></text:span><text:span text:style-name="T19_9">chở</text:span><text:span text:style-name="T19_10"><text:s/></text:span><text:span text:style-name="T19_11">khách</text:span><text:span text:style-name="T19_12"><text:s/></text:span><text:span text:style-name="T19_13">thân</text:span><text:span text:style-name="T19_14"><text:s/></text:span><text:span text:style-name="T19_15">hẹp</text:span></text:p>
                    </text:list-item>
                    <text:list-item>
                      <text:p text:style-name="P20"><text:span text:style-name="T20_1">Lớp</text:span><text:span text:style-name="T20_2"><text:s/></text:span><text:span text:style-name="T20_3">WideBody</text:span><text:span text:style-name="T20_4"><text:s/>:<text:s/></text:span><text:span text:style-name="T20_5">máy</text:span><text:span text:style-name="T20_6"><text:s/></text:span><text:span text:style-name="T20_7">bay</text:span><text:span text:style-name="T20_8"><text:s/></text:span><text:span text:style-name="T20_9">chở</text:span><text:span text:style-name="T20_10"><text:s/></text:span><text:span text:style-name="T20_11">khách</text:span><text:span text:style-name="T20_12"><text:s/></text:span><text:span text:style-name="T20_13">thân</text:span><text:span text:style-name="T20_14"><text:s/></text:span><text:span text:style-name="T20_15">rộng</text:span></text:p>
                    </text:list-item>
                  </text:list>
                </text:list-item>
              </text:list>
            </text:list-item>
            <text:list-item>
              <text:p text:style-name="P21"><text:span text:style-name="T21_1">Lớp</text:span><text:span text:style-name="T21_2"><text:s/></text:span><text:span text:style-name="T21_3">OnRoadAndOffRoadVehicle</text:span><text:span text:style-name="T21_4"><text:s/>:<text:s/></text:span><text:span text:style-name="T21_5">phương</text:span><text:span text:style-name="T21_6"><text:s/></text:span><text:span text:style-name="T21_7">tiện</text:span><text:span text:style-name="T21_8"><text:s/></text:span><text:span text:style-name="T21_9">đường</text:span><text:span text:style-name="T21_10"><text:s/></text:span><text:span text:style-name="T21_11">bộ</text:span></text:p>
              <text:list>
                <text:list-item>
                  <text:p text:style-name="P22"><text:span text:style-name="T22_1">Lớp</text:span><text:span text:style-name="T22_2"><text:s/></text:span><text:span text:style-name="T22_3">Truck</text:span><text:span text:style-name="T22_4"><text:s/>:<text:s/></text:span><text:span text:style-name="T22_5">xe</text:span><text:span text:style-name="T22_6"><text:s/></text:span><text:span text:style-name="T22_7">tải</text:span></text:p>
                </text:list-item>
                <text:list-item>
                  <text:p text:style-name="P23"><text:span text:style-name="T23_1">Lớp</text:span><text:span text:style-name="T23_2"><text:s/></text:span><text:span text:style-name="T23_3">Bike</text:span><text:span text:style-name="T23_4"><text:s/>:<text:s/></text:span><text:span text:style-name="T23_5">xe</text:span><text:span text:style-name="T23_6"><text:s/></text:span><text:span text:style-name="T23_7">đạp</text:span></text:p>
                </text:list-item>
                <text:list-item>
                  <text:p text:style-name="P24"><text:span text:style-name="T24_1">Lớp</text:span><text:span text:style-name="T24_2"><text:s/></text:span><text:span text:style-name="T24_3">Car</text:span><text:span text:style-name="T24_4"><text:s/>:<text:s/></text:span><text:span text:style-name="T24_5">xe</text:span><text:span text:style-name="T24_6"><text:s/></text:span><text:span text:style-name="T24_7">hơi</text:span></text:p>
                </text:list-item>
                <text:list-item>
                  <text:p text:style-name="P25"><text:span text:style-name="T25_1">Lớp</text:span><text:span text:style-name="T25_2"><text:s/></text:span><text:span text:style-name="T25_3">Motorcycle</text:span><text:span text:style-name="T25_4"><text:s/>:<text:s/></text:span><text:span text:style-name="T25_5">xe</text:span><text:span text:style-name="T25_6"><text:s/></text:span><text:span text:style-name="T25_7">máy</text:span></text:p>
                </text:list-item>
                <text:list-item>
                  <text:p text:style-name="P26"><text:span text:style-name="T26_1">Lớp</text:span><text:span text:style-name="T26_2"><text:s/></text:span><text:span text:style-name="T26_3">Bus</text:span><text:span text:style-name="T26_4"><text:s/>:<text:s/></text:span><text:span text:style-name="T26_5">xe</text:span><text:span text:style-name="T26_6"><text:s/></text:span><text:span text:style-name="T26_7">bus</text:span></text:p>
                </text:list-item>
              </text:list>
            </text:list-item>
            <text:list-item>
              <text:p text:style-name="P27"><text:span text:style-name="T27_1">Lớp</text:span><text:span text:style-name="T27_2"><text:s/></text:span><text:span text:style-name="T27_3">RailwayTransport</text:span><text:span text:style-name="T27_4"><text:s/>:<text:s/></text:span><text:span text:style-name="T27_5">phương</text:span><text:span text:style-name="T27_6"><text:s/></text:span><text:span text:style-name="T27_7">tiện</text:span><text:span text:style-name="T27_8"><text:s/></text:span><text:span text:style-name="T27_9">đường</text:span><text:span text:style-name="T27_10"><text:s/></text:span><text:span text:style-name="T27_11">sắt</text:span></text:p>
              <text:list>
                <text:list-item>
                  <text:p text:style-name="P28"><text:span text:style-name="T28_1">Lớp</text:span><text:span text:style-name="T28_2"><text:s/></text:span><text:span text:style-name="T28_3">LocomotiveUnit</text:span><text:span text:style-name="T28_4"><text:s/>:<text:s/></text:span><text:span text:style-name="T28_5">hệ</text:span><text:span text:style-name="T28_6"><text:s/></text:span><text:span text:style-name="T28_7">thống</text:span><text:span text:style-name="T28_8"><text:s/></text:span><text:span text:style-name="T28_9">đốt</text:span><text:span text:style-name="T28_10"><text:s/></text:span><text:span text:style-name="T28_11">nhiên</text:span><text:span text:style-name="T28_12"><text:s/></text:span><text:span text:style-name="T28_13">liệu</text:span></text:p>
                </text:list-item>
                <text:list-item>
                  <text:p text:style-name="P29"><text:span text:style-name="T29_1">Lớp</text:span><text:span text:style-name="T29_2"><text:s/></text:span><text:span text:style-name="T29_3">FreightTrain</text:span><text:span text:style-name="T29_4"><text:s/>:<text:s/></text:span><text:span text:style-name="T29_5">tàu</text:span><text:span text:style-name="T29_6"><text:s/></text:span><text:span text:style-name="T29_7">hoả</text:span><text:span text:style-name="T29_8"><text:s/></text:span><text:span text:style-name="T29_9">chở</text:span><text:span text:style-name="T29_10"><text:s/></text:span><text:span text:style-name="T29_11">hàng</text:span></text:p>
                </text:list-item>
                <text:list-item>
                  <text:p text:style-name="P30"><text:span text:style-name="T30_1">Lớp</text:span><text:span text:style-name="T30_2"><text:s/></text:span><text:span text:style-name="T30_3">PassengerTrain</text:span><text:span text:style-name="T30_4"><text:s/>:<text:s/></text:span><text:span text:style-name="T30_5">tàu</text:span><text:span text:style-name="T30_6"><text:s/></text:span><text:span text:style-name="T30_7">hoả</text:span><text:span text:style-name="T30_8"><text:s/></text:span><text:span text:style-name="T30_9">chở</text:span><text:span text:style-name="T30_10"><text:s/></text:span><text:span text:style-name="T30_11">khách</text:span></text:p>
                </text:list-item>
              </text:list>
            </text:list-item>
          </text:list>
        </text:list-item>
        <text:list-item>
          <text:p text:style-name="P31"><text:span text:style-name="T31_1">Lớp</text:span><text:span text:style-name="T31_2"><text:s/></text:span><text:span text:style-name="T31_3">People</text:span><text:span text:style-name="T31_4"><text:s/>:<text:s/></text:span><text:span text:style-name="T31_5">con</text:span><text:span text:style-name="T31_6"><text:s/></text:span><text:span text:style-name="T31_7">người</text:span><text:span text:style-name="T31_8"><text:s/></text:span></text:p>
          <text:list>
            <text:list-item>
              <text:p text:style-name="P32"><text:span text:style-name="T32_1">Lớp</text:span><text:span text:style-name="T32_2"><text:s/></text:span><text:span text:style-name="T32_3">Pilot</text:span><text:span text:style-name="T32_4"><text:s/>:<text:s/></text:span><text:span text:style-name="T32_5">phi</text:span><text:span text:style-name="T32_6"><text:s/></text:span><text:span text:style-name="T32_7">công</text:span></text:p>
            </text:list-item>
            <text:list-item>
              <text:p text:style-name="P33"><text:span text:style-name="T33_1">Lớp</text:span><text:span text:style-name="T33_2"><text:s/></text:span><text:span text:style-name="T33_3">Passenger</text:span><text:span text:style-name="T33_4"><text:s/>:<text:s/></text:span><text:span text:style-name="T33_5">hàng</text:span><text:span text:style-name="T33_6"><text:s/></text:span><text:span text:style-name="T33_7">khách</text:span></text:p>
            </text:list-item>
            <text:list-item>
              <text:p text:style-name="P34"><text:span text:style-name="T34_1">Lớp</text:span><text:span text:style-name="T34_2"><text:s/></text:span><text:span text:style-name="T34_3">Driver</text:span><text:span text:style-name="T34_4"><text:s/>:<text:s/></text:span><text:span text:style-name="T34_5">tài</text:span><text:span text:style-name="T34_6"><text:s/></text:span><text:span text:style-name="T34_7">xế</text:span></text:p>
            </text:list-item>
          </text:list>
        </text:list-item>
        <text:list-item>
          <text:p text:style-name="P35"><text:span text:style-name="T35_1">Lớp</text:span><text:span text:style-name="T35_2"><text:s/></text:span><text:span text:style-name="T35_3">Vehicle</text:span><text:span text:style-name="T35_4"><text:s/></text:span><text:span text:style-name="T35_5">Component</text:span><text:span text:style-name="T35_6"><text:s/>:<text:s/></text:span><text:span text:style-name="T35_7">bộ</text:span><text:span text:style-name="T35_8"><text:s/></text:span><text:span text:style-name="T35_9">phận</text:span><text:span text:style-name="T35_10"><text:s/></text:span><text:span text:style-name="T35_11">của</text:span><text:span text:style-name="T35_12"><text:s/></text:span><text:span text:style-name="T35_13">phương</text:span><text:span text:style-name="T35_14"><text:s/></text:span><text:span text:style-name="T35_15">tiện</text:span></text:p>
          <text:list>
            <text:list-item>
              <text:p text:style-name="P36"><text:span text:style-name="T36_1">Lớp</text:span><text:span text:style-name="T36_2"><text:s/></text:span><text:span text:style-name="T36_3">Wing</text:span><text:span text:style-name="T36_4"><text:s/>:<text:s/></text:span><text:span text:style-name="T36_5">cácnh</text:span></text:p>
              <text:list>
                <text:list-item>
                  <text:p text:style-name="P37"><text:span text:style-name="T37_1">Lớp</text:span><text:span text:style-name="T37_2"><text:s/></text:span><text:span text:style-name="T37_3">FixedWing</text:span><text:span text:style-name="T37_4"><text:s/>:<text:s/></text:span><text:span text:style-name="T37_5">cánh</text:span><text:span text:style-name="T37_6"><text:s/></text:span><text:span text:style-name="T37_7">được</text:span><text:span text:style-name="T37_8"><text:s/></text:span><text:span text:style-name="T37_9">gắn</text:span><text:span text:style-name="T37_10"><text:s/></text:span><text:span text:style-name="T37_11">cứng</text:span></text:p>
                </text:list-item>
              </text:list>
            </text:list-item>
            <text:list-item>
              <text:p text:style-name="P38"><text:span text:style-name="T38_1">Lớp</text:span><text:span text:style-name="T38_2"><text:s/></text:span><text:span text:style-name="T38_3">Wagon</text:span><text:span text:style-name="T38_4"><text:s/>:<text:s/></text:span><text:span text:style-name="T38_5">toa</text:span><text:span text:style-name="T38_6"><text:s/></text:span><text:span text:style-name="T38_7">tàu</text:span></text:p>
              <text:list>
                <text:list-item>
                  <text:p text:style-name="P39"><text:span text:style-name="T39_1">Lớp</text:span><text:span text:style-name="T39_2"><text:s/></text:span><text:span text:style-name="T39_3">FreightWagon</text:span><text:span text:style-name="T39_4"><text:s/>:<text:s/></text:span><text:span text:style-name="T39_5">toa</text:span><text:span text:style-name="T39_6"><text:s/></text:span><text:span text:style-name="T39_7">hàng</text:span></text:p>
                </text:list-item>
                <text:list-item>
                  <text:p text:style-name="P40"><text:span text:style-name="T40_1">Lớp</text:span><text:span text:style-name="T40_2"><text:s/></text:span><text:span text:style-name="T40_3">PassengerWagon</text:span><text:span text:style-name="T40_4"><text:s/>:<text:s/></text:span><text:span text:style-name="T40_5">toa</text:span><text:span text:style-name="T40_6"><text:s/></text:span><text:span text:style-name="T40_7">khách</text:span></text:p>
                </text:list-item>
              </text:list>
            </text:list-item>
            <text:list-item>
              <text:p text:style-name="P41"><text:span text:style-name="T41_1">Lớp</text:span><text:span text:style-name="T41_2"><text:s/></text:span><text:span text:style-name="T41_3">Wheel</text:span><text:span text:style-name="T41_4"><text:s/>:<text:s/></text:span><text:span text:style-name="T41_5">bánh</text:span><text:span text:style-name="T41_6"><text:s/></text:span><text:span text:style-name="T41_7">xe</text:span></text:p>
            </text:list-item>
            <text:list-item>
              <text:p text:style-name="P42"><text:span text:style-name="T42_1">Lớp</text:span><text:span text:style-name="T42_2"><text:s/></text:span><text:span text:style-name="T42_3">Sprocket</text:span><text:span text:style-name="T42_4"><text:s/>:<text:s/></text:span><text:span text:style-name="T42_5">bánh</text:span><text:span text:style-name="T42_6"><text:s/></text:span><text:span text:style-name="T42_7">răng</text:span></text:p>
            </text:list-item>
            <text:list-item>
              <text:p text:style-name="P43"><text:span text:style-name="T43_1">Lớp</text:span><text:span text:style-name="T43_2"><text:s/></text:span><text:span text:style-name="T43_3">RotorSystem</text:span><text:span text:style-name="T43_4"><text:s/>:<text:s/></text:span><text:span text:style-name="T43_5">hệ</text:span><text:span text:style-name="T43_6"><text:s/></text:span><text:span text:style-name="T43_7">thống</text:span><text:span text:style-name="T43_8"><text:s/></text:span><text:span text:style-name="T43_9">rô</text:span><text:span text:style-name="T43_10">-</text:span><text:span text:style-name="T43_11">tơ</text:span></text:p>
            </text:list-item>
            <text:list-item>
              <text:p text:style-name="P44"><text:span text:style-name="T44_1">Lớp</text:span><text:span text:style-name="T44_2"><text:s/></text:span><text:span text:style-name="T44_3">Engine</text:span><text:span text:style-name="T44_4"><text:s/>:<text:s/></text:span><text:span text:style-name="T44_5">động</text:span><text:span text:style-name="T44_6"><text:s/></text:span><text:span text:style-name="T44_7">cơ</text:span></text:p>
              <text:list>
                <text:list-item>
                  <text:p text:style-name="P45"><text:span text:style-name="T45_1">Lớp</text:span><text:span text:style-name="T45_2"><text:s/></text:span><text:span text:style-name="T45_3">Steam</text:span><text:span text:style-name="T45_4"><text:s/>:<text:s/></text:span><text:span text:style-name="T45_5">động</text:span><text:span text:style-name="T45_6"><text:s/></text:span><text:span text:style-name="T45_7">cơ</text:span><text:span text:style-name="T45_8"><text:s/></text:span><text:span text:style-name="T45_9">hơi</text:span><text:span text:style-name="T45_10"><text:s/></text:span><text:span text:style-name="T45_11">nước</text:span></text:p>
                </text:list-item>
                <text:list-item>
                  <text:p text:style-name="P46"><text:span text:style-name="T46_1">Lớp</text:span><text:span text:style-name="T46_2"><text:s/></text:span><text:span text:style-name="T46_3">ICE</text:span></text:p>
                </text:list-item>
                <text:list-item>
                  <text:p text:style-name="P47"><text:span text:style-name="T47_1">Lớp</text:span><text:span text:style-name="T47_2"><text:s/></text:span><text:span text:style-name="T47_3">ElectricEngine</text:span><text:span text:style-name="T47_4"><text:s/>:<text:s/></text:span><text:span text:style-name="T47_5">động</text:span><text:span text:style-name="T47_6"><text:s/></text:span><text:span text:style-name="T47_7">cơ</text:span><text:span text:style-name="T47_8"><text:s/></text:span><text:span text:style-name="T47_9">điện</text:span></text:p>
                </text:list-item>
                <text:list-item>
                  <text:p text:style-name="P48"><text:span text:style-name="T48_1">Lớp</text:span><text:span text:style-name="T48_2"><text:s/></text:span><text:span text:style-name="T48_3">Diesel</text:span><text:span text:style-name="T48_4"><text:s/>:<text:s/></text:span><text:span text:style-name="T48_5">động</text:span><text:span text:style-name="T48_6"><text:s/></text:span><text:span text:style-name="T48_7">cơ</text:span><text:span text:style-name="T48_8"><text:s/></text:span><text:span text:style-name="T48_9">dầu</text:span></text:p>
                </text:list-item>
              </text:list>
            </text:list-item>
            <text:list-item>
              <text:p text:style-name="P49"><text:span text:style-name="T49_1">Lớp</text:span><text:span text:style-name="T49_2"><text:s/></text:span><text:span text:style-name="T49_3">Weapon</text:span><text:span text:style-name="T49_4"><text:s/>:<text:s/></text:span><text:span text:style-name="T49_5">vũ</text:span><text:span text:style-name="T49_6"><text:s/></text:span><text:span text:style-name="T49_7">khí</text:span></text:p>
            </text:list-item>
            <text:list-item>
              <text:p text:style-name="P50"><text:span text:style-name="T50_1">Lớp</text:span><text:span text:style-name="T50_2"><text:s/></text:span><text:span text:style-name="T50_3">Rotor</text:span><text:span text:style-name="T50_4"><text:s/>:<text:s/></text:span><text:span text:style-name="T50_5">rô</text:span><text:span text:style-name="T50_6">-</text:span><text:span text:style-name="T50_7">tơ</text:span></text:p>
            </text:list-item>
            <text:list-item>
              <text:p text:style-name="P51"><text:span text:style-name="T51_1">Lớp</text:span><text:span text:style-name="T51_2"><text:s/></text:span><text:span text:style-name="T51_3">Body</text:span><text:span text:style-name="T51_4"><text:s/>:<text:s/></text:span></text:p>
            </text:list-item>
            <text:list-item>
              <text:p text:style-name="P52"><text:span text:style-name="T52_1">Lớp</text:span><text:span text:style-name="T52_2"><text:s/></text:span><text:span text:style-name="T52_3">Axile</text:span><text:span text:style-name="T52_4"><text:s/>:<text:s/></text:span></text:p>
            </text:list-item>
          </text:list>
        </text:list-item>
      </text:list>
      <text:p text:style-name="P53"/>
      <text:p text:style-name="P54"/>
      <text:p text:style-name="P55"><text:span text:style-name="T55_1">Object</text:span><text:span text:style-name="T55_2"><text:s/></text:span><text:span text:style-name="T55_3">Properties</text:span><text:span text:style-name="T55_4"><text:s/>:</text:span></text:p>
      <text:p text:style-name="P56"><text:span text:style-name="T56_1">TopObjectProperty</text:span><text:span text:style-name="T56_2"><text:s/>(</text:span><text:span text:style-name="T56_3">root</text:span><text:span text:style-name="T56_4">)</text:span></text:p>
      <text:list text:style-name="LS2" xml:id="list48">
        <text:list-item>
          <text:p text:style-name="P57"><text:span text:style-name="T57_1">hasPart</text:span><text:span text:style-name="T57_2"><text:s/>:<text:s/></text:span><text:span text:style-name="T57_3">có</text:span><text:span text:style-name="T57_4"><text:s/></text:span><text:span text:style-name="T57_5">bộ</text:span><text:span text:style-name="T57_6"><text:s/></text:span><text:span text:style-name="T57_7">phận</text:span></text:p>
        </text:list-item>
        <text:list-item>
          <text:p text:style-name="P58"><text:span text:style-name="T58_1">canBeCarriedBy</text:span><text:span text:style-name="T58_2"><text:s/>:<text:s/></text:span><text:span text:style-name="T58_3">có</text:span><text:span text:style-name="T58_4"><text:s/></text:span><text:span text:style-name="T58_5">thể</text:span><text:span text:style-name="T58_6"><text:s/></text:span><text:span text:style-name="T58_7">được</text:span><text:span text:style-name="T58_8"><text:s/></text:span><text:span text:style-name="T58_9">mang</text:span><text:span text:style-name="T58_10"><text:s/></text:span><text:span text:style-name="T58_11">bởi</text:span><text:span text:style-name="T58_12"><text:s/></text:span><text:span text:style-name="T58_13">đối</text:span><text:span text:style-name="T58_14"><text:s/></text:span><text:span text:style-name="T58_15">tượng</text:span><text:span text:style-name="T58_16"><text:s/></text:span><text:span text:style-name="T58_17">khác</text:span></text:p>
        </text:list-item>
        <text:list-item>
          <text:p text:style-name="P59"><text:span text:style-name="T59_1">moveOn</text:span><text:span text:style-name="T59_2"><text:s/>:<text:s/></text:span><text:span text:style-name="T59_3">di</text:span><text:span text:style-name="T59_4"><text:s/></text:span><text:span text:style-name="T59_5">chuyển</text:span><text:span text:style-name="T59_6"><text:s/></text:span><text:span text:style-name="T59_7">được</text:span><text:span text:style-name="T59_8"><text:s/></text:span><text:span text:style-name="T59_9">trên</text:span></text:p>
        </text:list-item>
        <text:list-item>
          <text:p text:style-name="P60"><text:span text:style-name="T60_1">isPartOf</text:span><text:span text:style-name="T60_2"><text:s/>:<text:s/></text:span><text:span text:style-name="T60_3">là</text:span><text:span text:style-name="T60_4"><text:s/></text:span><text:span text:style-name="T60_5">bộ</text:span><text:span text:style-name="T60_6"><text:s/></text:span><text:span text:style-name="T60_7">phận</text:span><text:span text:style-name="T60_8"><text:s/></text:span><text:span text:style-name="T60_9">của</text:span></text:p>
        </text:list-item>
        <text:list-item>
          <text:p text:style-name="P61"><text:span text:style-name="T61_1">canCarry</text:span><text:span text:style-name="T61_2"><text:s/>:<text:s/></text:span><text:span text:style-name="T61_3">có</text:span><text:span text:style-name="T61_4"><text:s/></text:span><text:span text:style-name="T61_5">thể</text:span><text:span text:style-name="T61_6"><text:s/></text:span><text:span text:style-name="T61_7">mang</text:span><text:span text:style-name="T61_8"><text:s/></text:span><text:span text:style-name="T61_9">theo</text:span><text:span text:style-name="T61_10"><text:s/></text:span></text:p>
        </text:list-item>
      </text:list>
      <text:p text:style-name="P62"/>
      <text:p text:style-name="P63"><text:span text:style-name="T63_1">Data</text:span><text:span text:style-name="T63_2"><text:s/></text:span><text:span text:style-name="T63_3">Properties</text:span><text:span text:style-name="T63_4"><text:s/>:</text:span></text:p>
      <text:p text:style-name="P64"><text:span text:style-name="T64_1">TopDataProperty</text:span></text:p>
      <text:list text:style-name="LS3" xml:id="list53">
        <text:list-item>
          <text:p text:style-name="P65"><text:span text:style-name="T65_1">canCarry</text:span></text:p>
          <text:list>
            <text:list-item>
              <text:p text:style-name="P66"><text:span text:style-name="T66_1">canCarryCargo</text:span><text:span text:style-name="T66_2"><text:s/>:<text:s/></text:span><text:span text:style-name="T66_3">có</text:span><text:span text:style-name="T66_4"><text:s/></text:span><text:span text:style-name="T66_5">thể</text:span><text:span text:style-name="T66_6"><text:s/></text:span><text:span text:style-name="T66_7">mang</text:span><text:span text:style-name="T66_8"><text:s/></text:span><text:span text:style-name="T66_9">theo</text:span><text:span text:style-name="T66_10"><text:s/></text:span><text:span text:style-name="T66_11">hàng</text:span><text:span text:style-name="T66_12"><text:s/></text:span><text:span text:style-name="T66_13">hoá</text:span></text:p>
            </text:list-item>
            <text:list-item>
              <text:p text:style-name="P67"><text:span text:style-name="T67_1">canCarryPassenger</text:span><text:span text:style-name="T67_2"><text:s/>:<text:s/></text:span><text:span text:style-name="T67_3">có</text:span><text:span text:style-name="T67_4"><text:s/></text:span><text:span text:style-name="T67_5">thể</text:span><text:span text:style-name="T67_6"><text:s/></text:span><text:span text:style-name="T67_7">chở</text:span><text:span text:style-name="T67_8"><text:s/></text:span><text:span text:style-name="T67_9">hành</text:span><text:span text:style-name="T67_10"><text:s/></text:span><text:span text:style-name="T67_11">khách</text:span></text:p>
            </text:list-item>
          </text:list>
        </text:list-item>
        <text:list-item>
          <text:p text:style-name="P68"><text:span text:style-name="T68_1">canMoveOnOrIn</text:span><text:span text:style-name="T68_2"><text:s/>:<text:s/></text:span><text:span text:style-name="T68_3">có</text:span><text:span text:style-name="T68_4"><text:s/></text:span><text:span text:style-name="T68_5">thể</text:span><text:span text:style-name="T68_6"><text:s/></text:span><text:span text:style-name="T68_7">di</text:span><text:span text:style-name="T68_8"><text:s/></text:span><text:span text:style-name="T68_9">chuyển</text:span><text:span text:style-name="T68_10"><text:s/></text:span><text:span text:style-name="T68_11">được</text:span><text:span text:style-name="T68_12"><text:s/></text:span><text:span text:style-name="T68_13">trên</text:span></text:p>
        </text:list-item>
        <text:list-item>
          <text:p text:style-name="P69"><text:span text:style-name="T69_1">hasNumberOf</text:span><text:span text:style-name="T69_2"><text:s/></text:span></text:p>
          <text:list>
            <text:list-item>
              <text:p text:style-name="P70"><text:span text:style-name="T70_1">hasNumberOfRotors</text:span><text:span text:style-name="T70_2"><text:s/>:<text:s/></text:span><text:span text:style-name="T70_3">có</text:span><text:span text:style-name="T70_4"><text:s/></text:span><text:span text:style-name="T70_5">số</text:span><text:span text:style-name="T70_6"><text:s/></text:span><text:span text:style-name="T70_7">rô</text:span><text:span text:style-name="T70_8">-</text:span><text:span text:style-name="T70_9">tơ</text:span></text:p>
            </text:list-item>
            <text:list-item>
              <text:p text:style-name="P71"><text:span text:style-name="T71_1">hasNumberOfSeats</text:span><text:span text:style-name="T71_2"><text:s/>:<text:s/></text:span><text:span text:style-name="T71_3">có</text:span><text:span text:style-name="T71_4"><text:s/></text:span><text:span text:style-name="T71_5">số</text:span><text:span text:style-name="T71_6"><text:s/></text:span><text:span text:style-name="T71_7">ghế</text:span><text:span text:style-name="T71_8"><text:s/></text:span><text:span text:style-name="T71_9">ngồi</text:span></text:p>
            </text:list-item>
            <text:list-item>
              <text:p text:style-name="P72"><text:span text:style-name="T72_1">hasNumberOfWings</text:span><text:span text:style-name="T72_2"><text:s/>:<text:s/></text:span><text:span text:style-name="T72_3">có</text:span><text:span text:style-name="T72_4"><text:s/></text:span><text:span text:style-name="T72_5">số</text:span><text:span text:style-name="T72_6"><text:s/></text:span><text:span text:style-name="T72_7">cánh</text:span></text:p>
            </text:list-item>
            <text:list-item>
              <text:p text:style-name="P73"><text:span text:style-name="T73_1">hasNumberOfWheels</text:span><text:span text:style-name="T73_2"><text:s/>:<text:s/></text:span><text:span text:style-name="T73_3">có</text:span><text:span text:style-name="T73_4"><text:s/></text:span><text:span text:style-name="T73_5">số</text:span><text:span text:style-name="T73_6"><text:s/></text:span><text:span text:style-name="T73_7">bánh</text:span><text:span text:style-name="T73_8"><text:s/></text:span><text:span text:style-name="T73_9">xe</text:span></text:p>
            </text:list-item>
          </text:list>
        </text:list-item>
        <text:list-item>
          <text:p text:style-name="P74"><text:span text:style-name="T74_1">canCarryNumberOf</text:span></text:p>
          <text:list>
            <text:list-item>
              <text:p text:style-name="P75"><text:span text:style-name="T75_1">canCarryNumberOfPassenger</text:span><text:span text:style-name="T75_2"><text:s/>:<text:s/></text:span><text:span text:style-name="T75_3">có</text:span><text:span text:style-name="T75_4"><text:s/></text:span><text:span text:style-name="T75_5">thể</text:span><text:span text:style-name="T75_6"><text:s/></text:span><text:span text:style-name="T75_7">chở</text:span><text:span text:style-name="T75_8"><text:s/></text:span><text:span text:style-name="T75_9">được</text:span><text:span text:style-name="T75_10"><text:s/></text:span><text:span text:style-name="T75_11">số</text:span><text:span text:style-name="T75_12"><text:s/></text:span><text:span text:style-name="T75_13">lượng</text:span><text:span text:style-name="T75_14"><text:s/></text:span><text:span text:style-name="T75_15">hành</text:span><text:span text:style-name="T75_16"><text:s/></text:span><text:span text:style-name="T75_17">khách</text:span></text:p>
            </text:list-item>
            <text:list-item>
              <text:p text:style-name="P76"><text:span text:style-name="T76_1">canCarryTheAmountOfCargo</text:span><text:span text:style-name="T76_2"><text:s/>:<text:s/></text:span><text:span text:style-name="T76_3">có</text:span><text:span text:style-name="T76_4"><text:s/></text:span><text:span text:style-name="T76_5">thể</text:span><text:span text:style-name="T76_6"><text:s/></text:span><text:span text:style-name="T76_7">mang</text:span><text:span text:style-name="T76_8"><text:s/></text:span><text:span text:style-name="T76_9">theo</text:span><text:span text:style-name="T76_10"><text:s/></text:span><text:span text:style-name="T76_11">được</text:span><text:span text:style-name="T76_12"><text:s/></text:span><text:span text:style-name="T76_13">số</text:span><text:span text:style-name="T76_14"><text:s/></text:span><text:span text:style-name="T76_15">lượng</text:span><text:span text:style-name="T76_16"><text:s/></text:span><text:span text:style-name="T76_17">hàng</text:span><text:span text:style-name="T76_18"><text:s/></text:span><text:span text:style-name="T76_19">hoá</text:span></text:p>
            </text:list-item>
          </text:list>
        </text:list-item>
      </text:list>
      <text:p text:style-name="P77"/>
      <text:p text:style-name="P78"><text:span text:style-name="T78_1">Individuals</text:span><text:span text:style-name="T78_2"><text:s/>:<text:s/></text:span><text:span text:style-name="T78_3">Một</text:span><text:span text:style-name="T78_4"><text:s/></text:span><text:span text:style-name="T78_5">vài</text:span><text:span text:style-name="T78_6"><text:s/></text:span><text:span text:style-name="T78_7">cá</text:span><text:span text:style-name="T78_8"><text:s/></text:span><text:span text:style-name="T78_9">thể</text:span><text:span text:style-name="T78_10"><text:s/></text:span><text:span text:style-name="T78_11">được</text:span><text:span text:style-name="T78_12"><text:s/></text:span><text:span text:style-name="T78_13">tạo</text:span><text:span text:style-name="T78_14"><text:s/></text:span><text:span text:style-name="T78_15">sẵn</text:span><text:span text:style-name="T78_16"><text:s/></text:span><text:span text:style-name="T78_17">trong</text:span><text:span text:style-name="T78_18"><text:s/></text:span><text:span text:style-name="T78_19">các</text:span><text:span text:style-name="T78_20"><text:s/></text:span><text:span text:style-name="T78_21">lớp</text:span></text:p>
      <text:list text:style-name="LS4" xml:id="list65">
        <text:list-item>
          <text:p text:style-name="P79"><text:span text:style-name="T79_1">Boat</text:span><text:span text:style-name="T79_2"><text:s/>:<text:s/></text:span><text:span text:style-name="T79_3">Lifeboat</text:span><text:span text:style-name="T79_4"><text:s/>-<text:s/></text:span><text:span text:style-name="T79_5">thuyền</text:span><text:span text:style-name="T79_6"><text:s/></text:span><text:span text:style-name="T79_7">cứu</text:span><text:span text:style-name="T79_8"><text:s/></text:span><text:span text:style-name="T79_9">hộ</text:span></text:p>
        </text:list-item>
        <text:list-item>
          <text:p text:style-name="P80"><text:span text:style-name="T80_1">RotorSystem</text:span><text:span text:style-name="T80_2"><text:s/>:<text:s/></text:span></text:p>
          <text:list>
            <text:list-item>
              <text:p text:style-name="P81"><text:span text:style-name="T81_1">CoaxialRotorSystem</text:span><text:span text:style-name="T81_2"><text:s/>-<text:s/></text:span></text:p>
            </text:list-item>
            <text:list-item>
              <text:p text:style-name="P82"><text:span text:style-name="T82_1">TandemRotorSystem</text:span></text:p>
            </text:list-item>
            <text:list-item>
              <text:p text:style-name="P83"><text:span text:style-name="T83_1">NOTARSystem</text:span></text:p>
            </text:list-item>
            <text:list-item>
              <text:p text:style-name="P84"><text:span text:style-name="T84_1">DualRotorsSystem</text:span><text:span text:style-name="T84_2"><text:s/>-<text:s/></text:span><text:span text:style-name="T84_3">hệ</text:span><text:span text:style-name="T84_4"><text:s/></text:span><text:span text:style-name="T84_5">thống</text:span><text:span text:style-name="T84_6"><text:s/></text:span><text:span text:style-name="T84_7">rô</text:span><text:span text:style-name="T84_8">-</text:span><text:span text:style-name="T84_9">tơ</text:span><text:span text:style-name="T84_10"><text:s/></text:span><text:span text:style-name="T84_11">đôi</text:span></text:p>
            </text:list-item>
          </text:list>
        </text:list-item>
        <text:list-item>
          <text:p text:style-name="P85"><text:span text:style-name="T85_1">ICE</text:span><text:span text:style-name="T85_2"><text:s/>:<text:s/></text:span><text:span text:style-name="T85_3">SIngleCylinder</text:span><text:span text:style-name="T85_4"><text:s/>-<text:s/></text:span><text:span text:style-name="T85_5">động</text:span><text:span text:style-name="T85_6"><text:s/></text:span><text:span text:style-name="T85_7">cơ</text:span><text:span text:style-name="T85_8"><text:s/></text:span><text:span text:style-name="T85_9">pít</text:span><text:span text:style-name="T85_10">-</text:span><text:span text:style-name="T85_11">tông</text:span></text:p>
        </text:list-item>
        <text:list-item>
          <text:p text:style-name="P86"><text:span text:style-name="T86_1">Weapon</text:span><text:span text:style-name="T86_2"><text:s/>:<text:s/></text:span></text:p>
          <text:list>
            <text:list-item>
              <text:p text:style-name="P87"><text:span text:style-name="T87_1">MachineGun</text:span><text:span text:style-name="T87_2"><text:s/>-<text:s/></text:span><text:span text:style-name="T87_3">súng</text:span><text:span text:style-name="T87_4"><text:s/></text:span><text:span text:style-name="T87_5">máy</text:span></text:p>
            </text:list-item>
            <text:list-item>
              <text:p text:style-name="P88"><text:span text:style-name="T88_1">HellfireMissle</text:span><text:span text:style-name="T88_2"><text:s/>-<text:s/></text:span><text:span text:style-name="T88_3">tên</text:span><text:span text:style-name="T88_4"><text:s/></text:span><text:span text:style-name="T88_5">lửa</text:span></text:p>
            </text:list-item>
          </text:list>
        </text:list-item>
      </text:list>
      <text:p text:style-name="P89"><text:span text:style-name="T89_1">SWRL</text:span><text:span text:style-name="T89_2"><text:s/></text:span><text:span text:style-name="T89_3">Rules</text:span><text:span text:style-name="T89_4"><text:s/>:<text:s/></text:span><text:span text:style-name="T89_5">Mô</text:span><text:span text:style-name="T89_6"><text:s/></text:span><text:span text:style-name="T89_7">tả</text:span><text:span text:style-name="T89_8"><text:s text:c="2"/></text:span><text:span text:style-name="T89_9">các</text:span><text:span text:style-name="T89_10"><text:s/></text:span><text:span text:style-name="T89_11">rule</text:span><text:span text:style-name="T89_12"><text:s/></text:span><text:span text:style-name="T89_13">viết</text:span><text:span text:style-name="T89_14"><text:s/></text:span><text:span text:style-name="T89_15">bằng</text:span><text:span text:style-name="T89_16"><text:s/></text:span><text:span text:style-name="T89_17">SWRL</text:span><text:span text:style-name="T89_18"><text:s/></text:span><text:span text:style-name="T89_19">cung</text:span><text:span text:style-name="T89_20"><text:s/></text:span><text:span text:style-name="T89_21">cấp</text:span><text:span text:style-name="T89_22"><text:s/></text:span><text:span text:style-name="T89_23">giải</text:span><text:span text:style-name="T89_24"><text:s/></text:span><text:span text:style-name="T89_25">thích</text:span><text:span text:style-name="T89_26"><text:s/></text:span><text:span text:style-name="T89_27">về</text:span><text:span text:style-name="T89_28"><text:s/></text:span><text:span text:style-name="T89_29">mặt</text:span><text:span text:style-name="T89_30"><text:s/></text:span><text:span text:style-name="T89_31">ngữ</text:span><text:span text:style-name="T89_32"><text:s/></text:span><text:span text:style-name="T89_33">nghĩa</text:span><text:span text:style-name="T89_34"><text:s/></text:span><text:span text:style-name="T89_35">giữa</text:span><text:span text:style-name="T89_36"><text:s/></text:span><text:span text:style-name="T89_37">các</text:span><text:span text:style-name="T89_38"><text:s/></text:span><text:span text:style-name="T89_39">thực</text:span><text:span text:style-name="T89_40"><text:s/></text:span><text:span text:style-name="T89_41">thể</text:span><text:span text:style-name="T89_42"><text:s/></text:span><text:span text:style-name="T89_43">với</text:span><text:span text:style-name="T89_44"><text:s/></text:span><text:span text:style-name="T89_45">nhau</text:span><text:span text:style-name="T89_46">,<text:s/></text:span><text:span text:style-name="T89_47">áp</text:span><text:span text:style-name="T89_48"><text:s/></text:span><text:span text:style-name="T89_49">dụng</text:span><text:span text:style-name="T89_50"><text:s/></text:span><text:span text:style-name="T89_51">trong</text:span><text:span text:style-name="T89_52"><text:s/></text:span><text:span text:style-name="T89_53">việc</text:span><text:span text:style-name="T89_54"><text:s/></text:span><text:span text:style-name="T89_55">phân</text:span><text:span text:style-name="T89_56"><text:s/></text:span><text:span text:style-name="T89_57">loại</text:span><text:span text:style-name="T89_58"><text:s/></text:span><text:span text:style-name="T89_59">tự</text:span><text:span text:style-name="T89_60"><text:s/></text:span><text:span text:style-name="T89_61">động</text:span><text:span text:style-name="T89_62">.<text:s/></text:span><text:span text:style-name="T89_63">Đây</text:span><text:span text:style-name="T89_64"><text:s/></text:span><text:span text:style-name="T89_65">là</text:span><text:span text:style-name="T89_66"><text:s/></text:span><text:span text:style-name="T89_67">một</text:span><text:span text:style-name="T89_68"><text:s/></text:span><text:span text:style-name="T89_69">số</text:span><text:span text:style-name="T89_70"><text:s/></text:span><text:span text:style-name="T89_71">rule</text:span><text:span text:style-name="T89_72"><text:s/></text:span><text:span text:style-name="T89_73">do</text:span><text:span text:style-name="T89_74"><text:s/></text:span><text:span text:style-name="T89_75">nhóm</text:span><text:span text:style-name="T89_76"><text:s/></text:span><text:span text:style-name="T89_77">tự</text:span><text:span text:style-name="T89_78"><text:s/></text:span><text:span text:style-name="T89_79">định</text:span><text:span text:style-name="T89_80"><text:s/></text:span><text:span text:style-name="T89_81">sẵn</text:span><text:span text:style-name="T89_82">:</text:span></text:p>
      <text:list text:style-name="LS5" xml:id="list75">
        <text:list-item>
          <text:p text:style-name="P90"><text:span text:style-name="T90_1">Car</text:span><text:span text:style-name="T90_2"><text:s/>:<text:s/></text:span><text:span text:style-name="T90_3">phương</text:span><text:span text:style-name="T90_4"><text:s/></text:span><text:span text:style-name="T90_5">tiện</text:span><text:span text:style-name="T90_6"><text:s/></text:span><text:span text:style-name="T90_7">đường</text:span><text:span text:style-name="T90_8"><text:s/></text:span><text:span text:style-name="T90_9">bộ</text:span><text:span text:style-name="T90_10"><text:s/></text:span><text:span text:style-name="T90_11">có</text:span><text:span text:style-name="T90_12"><text:s/></text:span><text:span text:style-name="T90_13">số</text:span><text:span text:style-name="T90_14"><text:s/></text:span><text:span text:style-name="T90_15">chỗ</text:span><text:span text:style-name="T90_16"><text:s/></text:span><text:span text:style-name="T90_17">ngồi</text:span><text:span text:style-name="T90_18"><text:s/></text:span><text:span text:style-name="T90_19">lớn</text:span><text:span text:style-name="T90_20"><text:s/></text:span><text:span text:style-name="T90_21">hơn</text:span><text:span text:style-name="T90_22"><text:s/></text:span><text:span text:style-name="T90_23">bằng</text:span><text:span text:style-name="T90_24"><text:s/>4<text:s/></text:span><text:span text:style-name="T90_25">hoặc</text:span><text:span text:style-name="T90_26"><text:s/></text:span><text:span text:style-name="T90_27">nhỏ</text:span><text:span text:style-name="T90_28"><text:s/></text:span><text:span text:style-name="T90_29">hơn</text:span><text:span text:style-name="T90_30"><text:s/></text:span><text:span text:style-name="T90_31">bằng</text:span><text:span text:style-name="T90_32"><text:s/>7</text:span></text:p>
        </text:list-item>
        <text:list-item>
          <text:p text:style-name="P91"><text:span text:style-name="T91_1">Aircraft</text:span><text:span text:style-name="T91_2"><text:s/>:<text:s/></text:span><text:span text:style-name="T91_3">phương</text:span><text:span text:style-name="T91_4"><text:s/></text:span><text:span text:style-name="T91_5">tiện</text:span><text:span text:style-name="T91_6"><text:s/></text:span><text:span text:style-name="T91_7">có</text:span><text:span text:style-name="T91_8"><text:s/></text:span><text:span text:style-name="T91_9">thể</text:span><text:span text:style-name="T91_10"><text:s/></text:span><text:span text:style-name="T91_11">di</text:span><text:span text:style-name="T91_12"><text:s/></text:span><text:span text:style-name="T91_13">chuyển</text:span><text:span text:style-name="T91_14"><text:s/></text:span><text:span text:style-name="T91_15">trên</text:span><text:span text:style-name="T91_16"><text:s/></text:span><text:span text:style-name="T91_17">không</text:span><text:span text:style-name="T91_18"><text:s/></text:span><text:span text:style-name="T91_19">gọi</text:span><text:span text:style-name="T91_20"><text:s/></text:span><text:span text:style-name="T91_21">là</text:span><text:span text:style-name="T91_22"><text:s/></text:span><text:span text:style-name="T91_23">phương</text:span><text:span text:style-name="T91_24"><text:s/></text:span><text:span text:style-name="T91_25">tiện</text:span><text:span text:style-name="T91_26"><text:s/></text:span><text:span text:style-name="T91_27">đường</text:span><text:span text:style-name="T91_28"><text:s/></text:span><text:span text:style-name="T91_29">hàng</text:span><text:span text:style-name="T91_30"><text:s/></text:span><text:span text:style-name="T91_31">không</text:span></text:p>
        </text:list-item>
        <text:list-item>
          <text:p text:style-name="P92"><text:span text:style-name="T92_1">ShipAndVessel</text:span><text:span text:style-name="T92_2"><text:s/>:<text:s/></text:span><text:span text:style-name="T92_3">phương</text:span><text:span text:style-name="T92_4"><text:s/></text:span><text:span text:style-name="T92_5">tiện</text:span><text:span text:style-name="T92_6"><text:s/></text:span><text:span text:style-name="T92_7">có</text:span><text:span text:style-name="T92_8"><text:s/></text:span><text:span text:style-name="T92_9">thể</text:span><text:span text:style-name="T92_10"><text:s/></text:span><text:span text:style-name="T92_11">di</text:span><text:span text:style-name="T92_12"><text:s/></text:span><text:span text:style-name="T92_13">chuyển</text:span><text:span text:style-name="T92_14"><text:s/></text:span><text:span text:style-name="T92_15">trên</text:span><text:span text:style-name="T92_16"><text:s/></text:span><text:span text:style-name="T92_17">nước</text:span><text:span text:style-name="T92_18"><text:s/></text:span><text:span text:style-name="T92_19">gọi</text:span><text:span text:style-name="T92_20"><text:s/></text:span><text:span text:style-name="T92_21">là</text:span><text:span text:style-name="T92_22"><text:s/></text:span><text:span text:style-name="T92_23">phương</text:span><text:span text:style-name="T92_24"><text:s/></text:span><text:span text:style-name="T92_25">tiện</text:span><text:span text:style-name="T92_26"><text:s/></text:span><text:span text:style-name="T92_27">đường</text:span><text:span text:style-name="T92_28"><text:s/></text:span><text:span text:style-name="T92_29">thuỷ</text:span></text:p>
        </text:list-item>
        <text:list-item>
          <text:p text:style-name="P93"><text:span text:style-name="T93_1">OnRoadAndOffRoadVehicle</text:span><text:span text:style-name="T93_2"><text:s/>:<text:s/></text:span><text:span text:style-name="T93_3">phương</text:span><text:span text:style-name="T93_4"><text:s/></text:span><text:span text:style-name="T93_5">tiện</text:span><text:span text:style-name="T93_6"><text:s/></text:span><text:span text:style-name="T93_7">có</text:span><text:span text:style-name="T93_8"><text:s/></text:span><text:span text:style-name="T93_9">bánh</text:span><text:span text:style-name="T93_10"><text:s/></text:span><text:span text:style-name="T93_11">xe</text:span><text:span text:style-name="T93_12"><text:s/></text:span><text:span text:style-name="T93_13">gọi</text:span><text:span text:style-name="T93_14"><text:s/></text:span><text:span text:style-name="T93_15">là</text:span><text:span text:style-name="T93_16"><text:s/></text:span><text:span text:style-name="T93_17">phương</text:span><text:span text:style-name="T93_18"><text:s/></text:span><text:span text:style-name="T93_19">tiện</text:span><text:span text:style-name="T93_20"><text:s/></text:span><text:span text:style-name="T93_21">đường</text:span><text:span text:style-name="T93_22"><text:s/></text:span><text:span text:style-name="T93_23">bộ</text:span></text:p>
        </text:list-item>
        <text:list-item>
          <text:p text:style-name="P94"><text:span text:style-name="T94_1">OnRoadAndOffRoadVehicle</text:span><text:span text:style-name="T94_2">2<text:s/>:<text:s/></text:span><text:span text:style-name="T94_3">phương</text:span><text:span text:style-name="T94_4"><text:s/></text:span><text:span text:style-name="T94_5">tiện</text:span><text:span text:style-name="T94_6"><text:s/></text:span><text:span text:style-name="T94_7">có</text:span><text:span text:style-name="T94_8"><text:s/></text:span><text:span text:style-name="T94_9">thể</text:span><text:span text:style-name="T94_10"><text:s/></text:span><text:span text:style-name="T94_11">di</text:span><text:span text:style-name="T94_12"><text:s/></text:span><text:span text:style-name="T94_13">chuyển</text:span><text:span text:style-name="T94_14"><text:s/></text:span><text:span text:style-name="T94_15">trên</text:span><text:span text:style-name="T94_16"><text:s/></text:span><text:span text:style-name="T94_17">đường</text:span><text:span text:style-name="T94_18"><text:s/></text:span><text:span text:style-name="T94_19">bộ</text:span><text:span text:style-name="T94_20"><text:s/></text:span><text:span text:style-name="T94_21">gọi</text:span><text:span text:style-name="T94_22"><text:s/></text:span><text:span text:style-name="T94_23">là</text:span><text:span text:style-name="T94_24"><text:s/></text:span><text:span text:style-name="T94_25">phương</text:span><text:span text:style-name="T94_26"><text:s/></text:span><text:span text:style-name="T94_27">tiện</text:span><text:span text:style-name="T94_28"><text:s/></text:span><text:span text:style-name="T94_29">đường</text:span><text:span text:style-name="T94_30"><text:s/></text:span><text:span text:style-name="T94_31">bộ</text:span></text:p>
        </text:list-item>
        <text:list-item>
          <text:p text:style-name="P95"><text:span text:style-name="T95_1">VesselFact</text:span><text:span text:style-name="T95_2">1<text:s/>:<text:s/></text:span><text:span text:style-name="T95_3">phương</text:span><text:span text:style-name="T95_4"><text:s/></text:span><text:span text:style-name="T95_5">tiện</text:span><text:span text:style-name="T95_6"><text:s/></text:span><text:span text:style-name="T95_7">đường</text:span><text:span text:style-name="T95_8"><text:s/></text:span><text:span text:style-name="T95_9">thuỷ</text:span><text:span text:style-name="T95_10"><text:s/></text:span><text:span text:style-name="T95_11">có</text:span><text:span text:style-name="T95_12"><text:s/></text:span><text:span text:style-name="T95_13">thể</text:span><text:span text:style-name="T95_14"><text:s/></text:span><text:span text:style-name="T95_15">mang</text:span><text:span text:style-name="T95_16"><text:s/></text:span><text:span text:style-name="T95_17">số</text:span><text:span text:style-name="T95_18"><text:s/></text:span><text:span text:style-name="T95_19">lượng</text:span><text:span text:style-name="T95_20"><text:s/></text:span><text:span text:style-name="T95_21">hàng</text:span><text:span text:style-name="T95_22"><text:s/></text:span><text:span text:style-name="T95_23">hoá</text:span><text:span text:style-name="T95_24"><text:s/></text:span><text:span text:style-name="T95_25">lớn</text:span><text:span text:style-name="T95_26"><text:s/></text:span><text:span text:style-name="T95_27">hơn</text:span><text:span text:style-name="T95_28"><text:s/>100</text:span></text:p>
        </text:list-item>
        <text:list-item>
          <text:p text:style-name="P96"><text:span text:style-name="T96_1">FighterJet</text:span><text:span text:style-name="T96_2"><text:s/>:<text:s/></text:span><text:span text:style-name="T96_3">phương</text:span><text:span text:style-name="T96_4"><text:s/></text:span><text:span text:style-name="T96_5">tiện</text:span><text:span text:style-name="T96_6"><text:s/></text:span><text:span text:style-name="T96_7">đường</text:span><text:span text:style-name="T96_8"><text:s/></text:span><text:span text:style-name="T96_9">hàng</text:span><text:span text:style-name="T96_10"><text:s/></text:span><text:span text:style-name="T96_11">không</text:span><text:span text:style-name="T96_12"><text:s/></text:span><text:span text:style-name="T96_13">mang</text:span><text:span text:style-name="T96_14"><text:s/></text:span><text:span text:style-name="T96_15">theo</text:span><text:span text:style-name="T96_16"><text:s/></text:span><text:span text:style-name="T96_17">vũ</text:span><text:span text:style-name="T96_18"><text:s/></text:span><text:span text:style-name="T96_19">khí</text:span><text:span text:style-name="T96_20"><text:s/></text:span><text:span text:style-name="T96_21">gọi</text:span><text:span text:style-name="T96_22"><text:s/></text:span><text:span text:style-name="T96_23">là</text:span><text:span text:style-name="T96_24"><text:s/></text:span><text:span text:style-name="T96_25">máy</text:span><text:span text:style-name="T96_26"><text:s/></text:span><text:span text:style-name="T96_27">bay</text:span><text:span text:style-name="T96_28"><text:s/></text:span><text:span text:style-name="T96_29">chiến</text:span><text:span text:style-name="T96_30"><text:s/></text:span><text:span text:style-name="T96_31">đấu</text:span></text:p>
        </text:list-item>
        <text:list-item>
          <text:p text:style-name="P97"><text:span text:style-name="T97_1">Truck</text:span><text:span text:style-name="T97_2"><text:s/>:<text:s/></text:span><text:span text:style-name="T97_3">phương</text:span><text:span text:style-name="T97_4"><text:s/></text:span><text:span text:style-name="T97_5">tiện</text:span><text:span text:style-name="T97_6"><text:s/></text:span><text:span text:style-name="T97_7">đường</text:span><text:span text:style-name="T97_8"><text:s/></text:span><text:span text:style-name="T97_9">bộ</text:span><text:span text:style-name="T97_10"><text:s/></text:span><text:span text:style-name="T97_11">có</text:span><text:span text:style-name="T97_12"><text:s/></text:span><text:span text:style-name="T97_13">thể</text:span><text:span text:style-name="T97_14"><text:s/></text:span><text:span text:style-name="T97_15">mang</text:span><text:span text:style-name="T97_16"><text:s/></text:span><text:span text:style-name="T97_17">theo</text:span><text:span text:style-name="T97_18"><text:s/></text:span><text:span text:style-name="T97_19">hàng</text:span><text:span text:style-name="T97_20"><text:s/></text:span><text:span text:style-name="T97_21">hoá</text:span></text:p>
        </text:list-item>
        <text:list-item>
          <text:p text:style-name="P98"><text:span text:style-name="T98_1">Truck</text:span><text:span text:style-name="T98_2">2<text:s/>:<text:s/></text:span><text:span text:style-name="T98_3">phương</text:span><text:span text:style-name="T98_4"><text:s/></text:span><text:span text:style-name="T98_5">tiện</text:span><text:span text:style-name="T98_6"><text:s/></text:span><text:span text:style-name="T98_7">đường</text:span><text:span text:style-name="T98_8"><text:s/></text:span><text:span text:style-name="T98_9">bộ</text:span><text:span text:style-name="T98_10"><text:s/></text:span><text:span text:style-name="T98_11">cho</text:span><text:span text:style-name="T98_12"><text:s/></text:span><text:span text:style-name="T98_13">phép</text:span><text:span text:style-name="T98_14"><text:s/></text:span><text:span text:style-name="T98_15">mang</text:span><text:span text:style-name="T98_16"><text:s/></text:span><text:span text:style-name="T98_17">theo</text:span><text:span text:style-name="T98_18"><text:s/></text:span><text:span text:style-name="T98_19">hàng</text:span><text:span text:style-name="T98_20"><text:s/></text:span><text:span text:style-name="T98_21">hoá</text:span></text:p>
        </text:list-item>
        <text:list-item>
          <text:p text:style-name="P99"><text:span text:style-name="T99_1">WingAircraft</text:span><text:span text:style-name="T99_2"><text:s/>:<text:s/></text:span><text:span text:style-name="T99_3">phương</text:span><text:span text:style-name="T99_4"><text:s/></text:span><text:span text:style-name="T99_5">tiện</text:span><text:span text:style-name="T99_6"><text:s/></text:span><text:span text:style-name="T99_7">đường</text:span><text:span text:style-name="T99_8"><text:s/></text:span><text:span text:style-name="T99_9">hàng</text:span><text:span text:style-name="T99_10"><text:s/></text:span><text:span text:style-name="T99_11">không</text:span><text:span text:style-name="T99_12"><text:s/></text:span><text:span text:style-name="T99_13">có</text:span><text:span text:style-name="T99_14"><text:s/></text:span><text:span text:style-name="T99_15">bộ</text:span><text:span text:style-name="T99_16"><text:s/></text:span><text:span text:style-name="T99_17">phận</text:span><text:span text:style-name="T99_18"><text:s/></text:span><text:span text:style-name="T99_19">cánh</text:span><text:span text:style-name="T99_20"><text:s/></text:span><text:span text:style-name="T99_21">được</text:span><text:span text:style-name="T99_22"><text:s/></text:span><text:span text:style-name="T99_23">gắn</text:span><text:span text:style-name="T99_24"><text:s/></text:span><text:span text:style-name="T99_25">cứng</text:span></text:p>
        </text:list-item>
        <text:list-item>
          <text:p text:style-name="P100"><text:span text:style-name="T100_1">PassengerAircraft</text:span><text:span text:style-name="T100_2">1<text:s/>:<text:s/></text:span><text:span text:style-name="T100_3">phương</text:span><text:span text:style-name="T100_4"><text:s/></text:span><text:span text:style-name="T100_5">tiện</text:span><text:span text:style-name="T100_6"><text:s/></text:span><text:span text:style-name="T100_7">đường</text:span><text:span text:style-name="T100_8"><text:s/></text:span><text:span text:style-name="T100_9">hàng</text:span><text:span text:style-name="T100_10"><text:s/></text:span><text:span text:style-name="T100_11">không</text:span><text:span text:style-name="T100_12"><text:s/></text:span><text:span text:style-name="T100_13">có</text:span><text:span text:style-name="T100_14"><text:s/></text:span><text:span text:style-name="T100_15">thể</text:span><text:span text:style-name="T100_16"><text:s/></text:span><text:span text:style-name="T100_17">chở</text:span><text:span text:style-name="T100_18"><text:s/></text:span><text:span text:style-name="T100_19">số</text:span><text:span text:style-name="T100_20"><text:s/></text:span><text:span text:style-name="T100_21">lượng</text:span><text:span text:style-name="T100_22"><text:s/></text:span><text:span text:style-name="T100_23">hành</text:span><text:span text:style-name="T100_24"><text:s/></text:span><text:span text:style-name="T100_25">khách</text:span><text:span text:style-name="T100_26"><text:s/></text:span><text:span text:style-name="T100_27">lớn</text:span><text:span text:style-name="T100_28"><text:s/></text:span><text:span text:style-name="T100_29">hơn</text:span><text:span text:style-name="T100_30"><text:s/>0</text:span></text:p>
        </text:list-item>
        <text:list-item>
          <text:p text:style-name="P101"><text:span text:style-name="T101_1">Bus</text:span><text:span text:style-name="T101_2"><text:s/>:<text:s/></text:span><text:span text:style-name="T101_3">phương</text:span><text:span text:style-name="T101_4"><text:s/></text:span><text:span text:style-name="T101_5">tiện</text:span><text:span text:style-name="T101_6"><text:s/></text:span><text:span text:style-name="T101_7">đường</text:span><text:span text:style-name="T101_8"><text:s/></text:span><text:span text:style-name="T101_9">bộ</text:span><text:span text:style-name="T101_10"><text:s/></text:span><text:span text:style-name="T101_11">có</text:span><text:span text:style-name="T101_12"><text:s/></text:span><text:span text:style-name="T101_13">số</text:span><text:span text:style-name="T101_14"><text:s/></text:span><text:span text:style-name="T101_15">chỗ</text:span><text:span text:style-name="T101_16"><text:s/></text:span><text:span text:style-name="T101_17">ngồi</text:span><text:span text:style-name="T101_18"><text:s/></text:span><text:span text:style-name="T101_19">lớn</text:span><text:span text:style-name="T101_20"><text:s/></text:span><text:span text:style-name="T101_21">hơn</text:span><text:span text:style-name="T101_22"><text:s/>20</text:span></text:p>
        </text:list-item>
        <text:list-item>
          <text:p text:style-name="P102"><text:span text:style-name="T102_1">CruiserFact</text:span><text:span text:style-name="T102_2">1<text:s/>:<text:s/></text:span><text:span text:style-name="T102_3">phương</text:span><text:span text:style-name="T102_4"><text:s/></text:span><text:span text:style-name="T102_5">tiện</text:span><text:span text:style-name="T102_6"><text:s/></text:span><text:span text:style-name="T102_7">đường</text:span><text:span text:style-name="T102_8"><text:s/></text:span><text:span text:style-name="T102_9">thuỷ</text:span><text:span text:style-name="T102_10"><text:s/></text:span><text:span text:style-name="T102_11">có</text:span><text:span text:style-name="T102_12"><text:s/></text:span><text:span text:style-name="T102_13">thể</text:span><text:span text:style-name="T102_14"><text:s/></text:span><text:span text:style-name="T102_15">chở</text:span><text:span text:style-name="T102_16"><text:s/></text:span><text:span text:style-name="T102_17">số</text:span><text:span text:style-name="T102_18"><text:s/></text:span><text:span text:style-name="T102_19">lượng</text:span><text:span text:style-name="T102_20"><text:s/></text:span><text:span text:style-name="T102_21">hành</text:span><text:span text:style-name="T102_22"><text:s/></text:span><text:span text:style-name="T102_23">khách</text:span><text:span text:style-name="T102_24"><text:s/></text:span><text:span text:style-name="T102_25">lớn</text:span><text:span text:style-name="T102_26"><text:s/></text:span><text:span text:style-name="T102_27">hơn</text:span><text:span text:style-name="T102_28"><text:s/>50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